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start" style:justify-single-word="false"/>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OGM — une solution, un problème mondial, ou un risque pour les gens ?</text:p>
      <text:p text:style-name="P1"/>
      <text:p text:style-name="P2">Les OGM sont des organismes génétiquement modifiés. Les gens sont divisés quant au sujet de leur utilisation — soit leur utilisation est une bonne chose qui aidera le monde, soit il est une chose horrible qui n'aidera pas du tout le monde et qui endommagera nos vies car on ne sait pas avec quoi les plantes sont traités.</text:p>
      <text:p text:style-name="P2"/>
      <text:p text:style-name="P2">Les OGM sont avantageux en ce qui concerne la famine : comme il faut moins d'eau pour les cultiver, et moins de surface pour les plantations parce qu'ils ont été modifiés pour qu'ils n'aient pas besoin d'une grande surface pour pousser. Alors, les pays pauvres et sous développés peuvent plus facilement les cultiver ; cela donne peut-être une solution à la famine mondial.</text:p>
      <text:p text:style-name="P2"/>
      <text:p text:style-name="P2">Les effets à long terme suite à l'utilisation ou la cultivation des plantes génétiquement modifiées ne sont pas encore connus : les insectes pourront manger les feuilles des plantes et ils pourront mourir à cause des produits chimiques trouvables dedans qui font plus vite pousser des plantes — est-ce bien pour l'environnement, en sachant que beaucoup de nos animaux sont faces à l'extinction déjà ? Et nous alors, qu'est-ce qu'on deviendra ? Qu'est-ce que nos enfants deviendront ? Bien que ces produits chimiques avec lesquels les scientifiques traitent les plantes subissent des contrôles de qualité et sécurité et d’hygiène, il y a toujours des risques.</text:p>
      <text:p text:style-name="P2"/>
      <text:p text:style-name="P2">À mon avis, on ne peut ni dire que les organismes génétiquement modifiés soient une bonne ou une mauvaise développement car on n'a pas assez d'évidence, mais il faudrait mieux ne pas les utiliser au cas où il y aura des effets négati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1-03-14T17:45:27</meta:creation-date>
    <dc:date>2011-03-15T07:48:50</dc:date>
    <dc:creator>Isabell Long</dc:creator>
    <meta:editing-duration>PT02H42M30S</meta:editing-duration>
    <meta:editing-cycles>5</meta:editing-cycles>
    <meta:generator>OpenOffice.org/3.2$Unix OpenOffice.org_project/320m18$Build-9502</meta:generator>
    <meta:document-statistic meta:table-count="0" meta:image-count="0" meta:object-count="0" meta:page-count="1" meta:paragraph-count="5" meta:word-count="284" meta:character-count="1661"/>
  </office:meta>
</office:document-meta>
</file>